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464cm"/>
    </style:style>
    <style:style style:name="co9" style:family="table-column">
      <style:table-column-properties fo:break-before="auto" style:column-width="2.33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1.72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2.025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wrap-option="wrap" fo:border="none"/>
    </style:style>
    <style:style style:name="ce3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wrap-option="wrap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ext-properties fo:font-weight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5" style:family="table-cell" style:parent-style-name="Default" style:data-style-name="N108">
      <style:table-cell-properties fo:border-bottom="none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17" style:family="table-cell" style:parent-style-name="Default" style:data-style-name="N2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7"/>
        <table:table-column table:style-name="co5" table:default-cell-style-name="Default"/>
        <table:table-column table:style-name="co6" table:default-cell-style-name="ce10"/>
        <table:table-column table:style-name="co7" table:default-cell-style-name="ce1"/>
        <table:table-column table:style-name="co8" table:default-cell-style-name="ce3"/>
        <table:table-column table:style-name="co9" table:default-cell-style-name="ce7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3"/>
        <table:table-column table:style-name="co13" table:default-cell-style-name="ce7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ce10"/>
        <table:table-column table:style-name="co16" table:default-cell-style-name="ce15"/>
        <table:table-column table:style-name="co7" table:default-cell-style-name="ce16"/>
        <table:table-column table:style-name="co17" table:number-columns-repeated="2" table:default-cell-style-name="ce17"/>
        <table:table-column table:style-name="co17" table:default-cell-style-name="ce3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9"/>
          <table:table-cell table:number-columns-repeated="5"/>
          <table:table-cell table:style-name="Default" table:number-columns-repeated="6"/>
        </table:table-row>
        <table:table-row table:style-name="ro2">
          <table:table-cell/>
          <table:table-cell table:style-name="Default"/>
          <table:table-cell table:style-name="Default" office:value-type="string">
            <text:p>Position of SAV and EVA is measured at the transition from high to low.</text:p>
          </table:table-cell>
          <table:table-cell table:style-name="Default"/>
          <table:table-cell/>
          <table:table-cell table:style-name="Default" table:number-columns-repeated="9"/>
          <table:table-cell table:number-columns-repeated="5"/>
          <table:table-cell table:style-name="Default"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9"/>
          <table:table-cell table:number-columns-repeated="5"/>
          <table:table-cell table:style-name="Default" table:number-columns-repeated="6"/>
        </table:table-row>
        <table:table-row table:style-name="ro2">
          <table:table-cell/>
          <table:table-cell table:style-name="Default" office:value-type="string">
            <text:p>Scope delay: video signal arrives 2ns later that f pulse (BNC able is longer than probe)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9"/>
          <table:table-cell table:number-columns-repeated="5"/>
          <table:table-cell table:style-name="Default" table:number-columns-repeated="6"/>
        </table:table-row>
        <table:table-row table:style-name="ro2">
          <table:table-cell table:number-columns-repeated="3"/>
          <table:table-cell table:style-name="ce5" office:value-type="string" table:number-columns-spanned="5" table:number-rows-spanned="1">
            <text:p>Measurements</text:p>
          </table:table-cell>
          <table:covered-table-cell table:number-columns-repeated="2" table:style-name="ce8"/>
          <table:covered-table-cell table:style-name="ce12"/>
          <table:covered-table-cell table:style-name="ce13"/>
          <table:table-cell table:style-name="ce14" office:value-type="string" table:number-columns-spanned="5" table:number-rows-spanned="1">
            <text:p>Calculated from Measurements</text:p>
          </table:table-cell>
          <table:covered-table-cell table:number-columns-repeated="3" table:style-name="ce12"/>
          <table:covered-table-cell table:style-name="ce13"/>
          <table:table-cell table:style-name="ce14" office:value-type="string" table:number-columns-spanned="8" table:number-rows-spanned="1">
            <text:p>Standard</text:p>
          </table:table-cell>
          <table:covered-table-cell table:number-columns-repeated="5"/>
          <table:covered-table-cell table:style-name="Default"/>
          <table:covered-table-cell table:style-name="ce3"/>
          <table:table-cell table:style-name="ce14" office:value-type="string" table:number-columns-spanned="4" table:number-rows-spanned="1">
            <text:p>Difference</text:p>
          </table:table-cell>
          <table:covered-table-cell table:number-columns-repeated="2" table:style-name="ce12"/>
          <table:covered-table-cell/>
        </table:table-row>
        <table:table-row table:style-name="ro3">
          <table:table-cell/>
          <table:table-cell table:style-name="ce2"/>
          <table:table-cell table:style-name="ce4" office:value-type="string">
            <text:p>System</text:p>
          </table:table-cell>
          <table:table-cell table:style-name="ce6" office:value-type="string">
            <text:p>Number of V-blank lines</text:p>
          </table:table-cell>
          <table:table-cell table:style-name="ce9" office:value-type="string">
            <text:p>Number of blank lines before F-pulse from mainframe</text:p>
          </table:table-cell>
          <table:table-cell table:style-name="ce9" office:value-type="string">
            <text:p>EAV (high-low transition) before f-pulse</text:p>
          </table:table-cell>
          <table:table-cell table:style-name="ce2" office:value-type="string">
            <text:p>SAV (high-low transition) after f-pulse</text:p>
          </table:table-cell>
          <table:table-cell table:style-name="ce4" office:value-type="string">
            <text:p>Scope delay <text:s/>TBNC – tprobe</text:p>
          </table:table-cell>
          <table:table-cell table:style-name="ce6" office:value-type="string">
            <text:p>Start of EAV before f-pulse corrected for timing and scope delay</text:p>
          </table:table-cell>
          <table:table-cell table:style-name="ce2" office:value-type="string">
            <text:p>End of SAV after f-pulse corrected</text:p>
          </table:table-cell>
          <table:table-cell table:style-name="ce2" office:value-type="string">
            <text:p>Start of EAV before f-pulse in luma samples</text:p>
          </table:table-cell>
          <table:table-cell table:style-name="ce2" office:value-type="string">
            <text:p>End of SAV after f-pulse in luma samples</text:p>
          </table:table-cell>
          <table:table-cell table:style-name="ce4" office:value-type="string">
            <text:p>Total blanking in luma samples</text:p>
          </table:table-cell>
          <table:table-cell table:style-name="ce6" office:value-type="string">
            <text:p>EAV before 0H in luma samples</text:p>
          </table:table-cell>
          <table:table-cell table:style-name="ce9" office:value-type="string">
            <text:p>SAV after 0H in luma samples</text:p>
          </table:table-cell>
          <table:table-cell table:style-name="ce9" office:value-type="string">
            <text:p>Total blanking in luma samples</text:p>
          </table:table-cell>
          <table:table-cell table:style-name="ce9" office:value-type="string">
            <text:p>Luminance sample periods per total line</text:p>
          </table:table-cell>
          <table:table-cell table:style-name="ce9" office:value-type="string">
            <text:p>TRS high duration in luma samples</text:p>
          </table:table-cell>
          <table:table-cell table:style-name="ce9" office:value-type="string">
            <text:p>SAV length in luma samples</text:p>
          </table:table-cell>
          <table:table-cell table:style-name="ce9" office:value-type="string">
            <text:p>Luma Sample time in ns</text:p>
          </table:table-cell>
          <table:table-cell table:style-name="ce4" office:value-type="string">
            <text:p>M for clock domain</text:p>
          </table:table-cell>
          <table:table-cell table:style-name="ce6" office:value-type="string">
            <text:p>Additional delay needed in luminance samples EAV</text:p>
          </table:table-cell>
          <table:table-cell table:style-name="ce2" office:value-type="string">
            <text:p>Additional delay needed in luminance samples SAV</text:p>
          </table:table-cell>
          <table:table-cell table:style-name="ce2" office:value-type="string">
            <text:p>Additional delay needed in luminance samples</text:p>
          </table:table-cell>
          <table:table-cell table:style-name="ce4" office:value-type="string">
            <text:p>Additional delay needed in 148MHz clock cycles</text:p>
          </table:table-cell>
        </table:table-row>
        <table:table-row table:style-name="ro1">
          <table:table-cell/>
          <table:table-cell office:value-type="string">
            <text:p>ITU-R BT.601-5</text:p>
          </table:table-cell>
          <table:table-cell office:value-type="string">
            <text:p>625i/2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847.56">
            <text:p>847,56</text:p>
          </table:table-cell>
          <table:table-cell office:value-type="float" office:value="9671">
            <text:p>9671</text:p>
          </table:table-cell>
          <table:table-cell office:value-type="float" office:value="2">
            <text:p>2</text:p>
          </table:table-cell>
          <table:table-cell table:formula="oooc:=[.F9]+[.R9]*[.T9]+[.H9]" office:value-type="float" office:value="886.597037037037">
            <text:p>886,6</text:p>
          </table:table-cell>
          <table:table-cell table:formula="oooc:=[.G9]+([.S9]-[.R9])*[.T9]-[.H9]" office:value-type="float" office:value="9780.11111111111">
            <text:p>9780,11</text:p>
          </table:table-cell>
          <table:table-cell table:formula="oooc:=[.I9]/[.T9]" office:value-type="float" office:value="11.96906">
            <text:p>11,97</text:p>
          </table:table-cell>
          <table:table-cell table:formula="oooc:=[.J9]/[.T9]" office:value-type="float" office:value="132.0315">
            <text:p>132,03</text:p>
          </table:table-cell>
          <table:table-cell table:formula="oooc:=[.K9]+[.L9]" office:value-type="float" office:value="144.00056">
            <text:p>144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table:formula="oooc:=[.N9]+[.O9]" office:value-type="float" office:value="144">
            <text:p>144</text:p>
          </table:table-cell>
          <table:table-cell office:value-type="float" office:value="864">
            <text:p>864</text:p>
          </table:table-cell>
          <table:table-cell table:style-name="ce10" office:value-type="float" office:value="0.5">
            <text:p>0,50</text:p>
          </table:table-cell>
          <table:table-cell office:value-type="float" office:value="2">
            <text:p>2</text:p>
          </table:table-cell>
          <table:table-cell table:formula="oooc:=1/27*2*1000" office:value-type="float" office:value="74.0740740740741">
            <text:p>74,07</text:p>
          </table:table-cell>
          <table:table-cell office:value-type="float" office:value="1">
            <text:p>1,000</text:p>
          </table:table-cell>
          <table:table-cell table:formula="oooc:=[.K9]-[.N9]" office:value-type="float" office:value="-0.0309400000000011">
            <text:p>-0,03</text:p>
          </table:table-cell>
          <table:table-cell table:formula="oooc:=[.O9]-[.L9]" office:value-type="float" office:value="-0.0314999999999941">
            <text:p>-0,03</text:p>
          </table:table-cell>
          <table:table-cell table:formula="oooc:=([.V9]+[.W9])/2" office:value-type="float" office:value="-0.0312199999999976">
            <text:p>-0,03</text:p>
          </table:table-cell>
          <table:table-cell table:formula="oooc:=[.X9]*[.T9]*0.1485/[.U9]" office:value-type="float" office:value="-0.343419999999973">
            <text:p>-0,34</text:p>
          </table:table-cell>
        </table:table-row>
        <table:table-row table:style-name="ro1">
          <table:table-cell/>
          <table:table-cell office:value-type="string">
            <text:p>ITU-R BT.601-5</text:p>
          </table:table-cell>
          <table:table-cell office:value-type="string">
            <text:p>525i/2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143.8">
            <text:p>1143,80</text:p>
          </table:table-cell>
          <table:table-cell office:value-type="float" office:value="8930.32">
            <text:p>8930,32</text:p>
          </table:table-cell>
          <table:table-cell office:value-type="float" office:value="2">
            <text:p>2</text:p>
          </table:table-cell>
          <table:table-cell table:formula="oooc:=[.F10]+[.R10]*[.T10]+[.H10]" office:value-type="float" office:value="1182.83703703704">
            <text:p>1182,84</text:p>
          </table:table-cell>
          <table:table-cell table:formula="oooc:=[.G10]+([.S10]-[.R10])*[.T10]-[.H10]" office:value-type="float" office:value="9039.43111111111">
            <text:p>9039,43</text:p>
          </table:table-cell>
          <table:table-cell table:formula="oooc:=[.I10]/[.T10]" office:value-type="float" office:value="15.9683">
            <text:p>15,97</text:p>
          </table:table-cell>
          <table:table-cell table:formula="oooc:=[.J10]/[.T10]" office:value-type="float" office:value="122.03232">
            <text:p>122,03</text:p>
          </table:table-cell>
          <table:table-cell table:formula="oooc:=[.K10]+[.L10]" office:value-type="float" office:value="138.00062">
            <text:p>138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table:formula="oooc:=[.N10]+[.O10]" office:value-type="float" office:value="138">
            <text:p>138</text:p>
          </table:table-cell>
          <table:table-cell office:value-type="float" office:value="858">
            <text:p>858</text:p>
          </table:table-cell>
          <table:table-cell table:style-name="ce10" office:value-type="float" office:value="0.5">
            <text:p>0,50</text:p>
          </table:table-cell>
          <table:table-cell office:value-type="float" office:value="2">
            <text:p>2</text:p>
          </table:table-cell>
          <table:table-cell table:formula="oooc:=1/27*2*1000" office:value-type="float" office:value="74.0740740740741">
            <text:p>74,07</text:p>
          </table:table-cell>
          <table:table-cell office:value-type="float" office:value="1">
            <text:p>1,000</text:p>
          </table:table-cell>
          <table:table-cell table:formula="oooc:=[.K10]-[.N10]" office:value-type="float" office:value="-0.0317000000000025">
            <text:p>-0,03</text:p>
          </table:table-cell>
          <table:table-cell table:formula="oooc:=[.O10]-[.L10]" office:value-type="float" office:value="-0.0323199999999986">
            <text:p>-0,03</text:p>
          </table:table-cell>
          <table:table-cell table:formula="oooc:=([.V10]+[.W10])/2" office:value-type="float" office:value="-0.0320100000000005">
            <text:p>-0,03</text:p>
          </table:table-cell>
          <table:table-cell table:formula="oooc:=[.X10]*[.T10]*0.1485/[.U10]" office:value-type="float" office:value="-0.352110000000006">
            <text:p>-0,35</text:p>
          </table:table-cell>
        </table:table-row>
        <table:table-row table:style-name="ro1">
          <table:table-cell/>
          <table:table-cell office:value-type="string">
            <text:p>S274M, 5</text:p>
          </table:table-cell>
          <table:table-cell office:value-type="string">
            <text:p>1080i/29.9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171.64">
            <text:p>1171,64</text:p>
          </table:table-cell>
          <table:table-cell office:value-type="float" office:value="2549.28">
            <text:p>2549,28</text:p>
          </table:table-cell>
          <table:table-cell office:value-type="float" office:value="2">
            <text:p>2</text:p>
          </table:table-cell>
          <table:table-cell table:formula="oooc:=[.F11]+[.R11]*[.T11]+[.H11]" office:value-type="float" office:value="1187.12148148148">
            <text:p>1187,12</text:p>
          </table:table-cell>
          <table:table-cell table:formula="oooc:=[.G11]+([.S11]-[.R11])*[.T11]-[.H11]" office:value-type="float" office:value="2587.72444444444">
            <text:p>2587,72</text:p>
          </table:table-cell>
          <table:table-cell table:formula="oooc:=[.I11]/[.T11]" office:value-type="float" office:value="88.0557142857143">
            <text:p>88,06</text:p>
          </table:table-cell>
          <table:table-cell table:formula="oooc:=[.J11]/[.T11]" office:value-type="float" office:value="191.946593406593">
            <text:p>191,95</text:p>
          </table:table-cell>
          <table:table-cell table:formula="oooc:=[.K11]+[.L11]" office:value-type="float" office:value="280.002307692308">
            <text:p>280</text:p>
          </table:table-cell>
          <table:table-cell office:value-type="float" office:value="88">
            <text:p>88</text:p>
          </table:table-cell>
          <table:table-cell office:value-type="float" office:value="192">
            <text:p>192</text:p>
          </table:table-cell>
          <table:table-cell table:formula="oooc:=[.N11]+[.O11]" office:value-type="float" office:value="280">
            <text:p>280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1/148.5*2*1001" office:value-type="float" office:value="13.4814814814815">
            <text:p>13,48</text:p>
          </table:table-cell>
          <table:table-cell office:value-type="float" office:value="1.001">
            <text:p>1,001</text:p>
          </table:table-cell>
          <table:table-cell table:formula="oooc:=[.K11]-[.N11]" office:value-type="float" office:value="0.055714285714302">
            <text:p>0,06</text:p>
          </table:table-cell>
          <table:table-cell table:formula="oooc:=[.O11]-[.L11]" office:value-type="float" office:value="0.0534065934065779">
            <text:p>0,05</text:p>
          </table:table-cell>
          <table:table-cell table:formula="oooc:=([.V11]+[.W11])/2" office:value-type="float" office:value="0.05456043956044">
            <text:p>0,05</text:p>
          </table:table-cell>
          <table:table-cell table:formula="oooc:=[.X11]*[.T11]*0.1485/[.U11]" office:value-type="float" office:value="0.10912087912088">
            <text:p>0,11</text:p>
          </table:table-cell>
        </table:table-row>
        <table:table-row table:style-name="ro1">
          <table:table-cell/>
          <table:table-cell office:value-type="string">
            <text:p>S274M, 8</text:p>
          </table:table-cell>
          <table:table-cell office:value-type="string">
            <text:p>1080p/29.9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171.64">
            <text:p>1171,64</text:p>
          </table:table-cell>
          <table:table-cell office:value-type="float" office:value="2549.28">
            <text:p>2549,28</text:p>
          </table:table-cell>
          <table:table-cell office:value-type="float" office:value="2">
            <text:p>2</text:p>
          </table:table-cell>
          <table:table-cell table:formula="oooc:=[.F12]+[.R12]*[.T12]+[.H12]" office:value-type="float" office:value="1187.12148148148">
            <text:p>1187,12</text:p>
          </table:table-cell>
          <table:table-cell table:formula="oooc:=[.G12]+([.S12]-[.R12])*[.T12]-[.H12]" office:value-type="float" office:value="2587.72444444444">
            <text:p>2587,72</text:p>
          </table:table-cell>
          <table:table-cell table:formula="oooc:=[.I12]/[.T12]" office:value-type="float" office:value="88.0557142857143">
            <text:p>88,06</text:p>
          </table:table-cell>
          <table:table-cell table:formula="oooc:=[.J12]/[.T12]" office:value-type="float" office:value="191.946593406593">
            <text:p>191,95</text:p>
          </table:table-cell>
          <table:table-cell table:formula="oooc:=[.K12]+[.L12]" office:value-type="float" office:value="280.002307692308">
            <text:p>280</text:p>
          </table:table-cell>
          <table:table-cell office:value-type="float" office:value="88">
            <text:p>88</text:p>
          </table:table-cell>
          <table:table-cell office:value-type="float" office:value="192">
            <text:p>192</text:p>
          </table:table-cell>
          <table:table-cell table:formula="oooc:=[.N12]+[.O12]" office:value-type="float" office:value="280">
            <text:p>280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1/148.5*2*1001" office:value-type="float" office:value="13.4814814814815">
            <text:p>13,48</text:p>
          </table:table-cell>
          <table:table-cell office:value-type="float" office:value="1.001">
            <text:p>1,001</text:p>
          </table:table-cell>
          <table:table-cell table:formula="oooc:=[.K12]-[.N12]" office:value-type="float" office:value="0.055714285714302">
            <text:p>0,06</text:p>
          </table:table-cell>
          <table:table-cell table:formula="oooc:=[.O12]-[.L12]" office:value-type="float" office:value="0.0534065934065779">
            <text:p>0,05</text:p>
          </table:table-cell>
          <table:table-cell table:formula="oooc:=([.V12]+[.W12])/2" office:value-type="float" office:value="0.05456043956044">
            <text:p>0,05</text:p>
          </table:table-cell>
          <table:table-cell table:formula="oooc:=[.X12]*[.T12]*0.1485/[.U12]" office:value-type="float" office:value="0.10912087912088">
            <text:p>0,11</text:p>
          </table:table-cell>
        </table:table-row>
        <table:table-row table:style-name="ro1">
          <table:table-cell/>
          <table:table-cell office:value-type="string">
            <text:p>S274M, 6</text:p>
          </table:table-cell>
          <table:table-cell office:value-type="string">
            <text:p>1080i/2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7093.36">
            <text:p>7093,36</text:p>
          </table:table-cell>
          <table:table-cell office:value-type="float" office:value="2549.24">
            <text:p>2549,24</text:p>
          </table:table-cell>
          <table:table-cell office:value-type="float" office:value="2">
            <text:p>2</text:p>
          </table:table-cell>
          <table:table-cell table:formula="oooc:=[.F13]+[.R13]*[.T13]+[.H13]" office:value-type="float" office:value="7108.82801346801">
            <text:p>7108,83</text:p>
          </table:table-cell>
          <table:table-cell table:formula="oooc:=[.G13]+([.S13]-[.R13])*[.T13]-[.H13]" office:value-type="float" office:value="2587.64404040404">
            <text:p>2587,64</text:p>
          </table:table-cell>
          <table:table-cell table:formula="oooc:=[.I13]/[.T13]" office:value-type="float" office:value="527.83048">
            <text:p>527,83</text:p>
          </table:table-cell>
          <table:table-cell table:formula="oooc:=[.J13]/[.T13]" office:value-type="float" office:value="192.13257">
            <text:p>192,13</text:p>
          </table:table-cell>
          <table:table-cell table:formula="oooc:=[.K13]+[.L13]" office:value-type="float" office:value="719.96305">
            <text:p>719,96</text:p>
          </table:table-cell>
          <table:table-cell office:value-type="float" office:value="528">
            <text:p>528</text:p>
          </table:table-cell>
          <table:table-cell office:value-type="float" office:value="192">
            <text:p>192</text:p>
          </table:table-cell>
          <table:table-cell table:formula="oooc:=[.N13]+[.O13]" office:value-type="float" office:value="720">
            <text:p>720</text:p>
          </table:table-cell>
          <table:table-cell office:value-type="float" office:value="2640">
            <text:p>264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1/148.5*2*1000" office:value-type="float" office:value="13.4680134680135">
            <text:p>13,47</text:p>
          </table:table-cell>
          <table:table-cell office:value-type="float" office:value="1">
            <text:p>1,000</text:p>
          </table:table-cell>
          <table:table-cell table:formula="oooc:=[.K13]-[.N13]" office:value-type="float" office:value="-0.16951999999992">
            <text:p>-0,17</text:p>
          </table:table-cell>
          <table:table-cell table:formula="oooc:=[.O13]-[.L13]" office:value-type="float" office:value="-0.132569999999987">
            <text:p>-0,13</text:p>
          </table:table-cell>
          <table:table-cell table:formula="oooc:=([.V13]+[.W13])/2" office:value-type="float" office:value="-0.151044999999954">
            <text:p>-0,15</text:p>
          </table:table-cell>
          <table:table-cell table:formula="oooc:=[.X13]*[.T13]*0.1485/[.U13]" office:value-type="float" office:value="-0.302089999999907">
            <text:p>-0,3</text:p>
          </table:table-cell>
        </table:table-row>
        <table:table-row table:style-name="ro1">
          <table:table-cell/>
          <table:table-cell office:value-type="string">
            <text:p>S274M, 9</text:p>
          </table:table-cell>
          <table:table-cell office:value-type="string">
            <text:p>1080p/25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7093.36">
            <text:p>7093,36</text:p>
          </table:table-cell>
          <table:table-cell office:value-type="float" office:value="2549.24">
            <text:p>2549,24</text:p>
          </table:table-cell>
          <table:table-cell office:value-type="float" office:value="2">
            <text:p>2</text:p>
          </table:table-cell>
          <table:table-cell table:formula="oooc:=[.F14]+[.R14]*[.T14]+[.H14]" office:value-type="float" office:value="7108.82801346801">
            <text:p>7108,83</text:p>
          </table:table-cell>
          <table:table-cell table:formula="oooc:=[.G14]+([.S14]-[.R14])*[.T14]-[.H14]" office:value-type="float" office:value="2587.64404040404">
            <text:p>2587,64</text:p>
          </table:table-cell>
          <table:table-cell table:formula="oooc:=[.I14]/[.T14]" office:value-type="float" office:value="527.83048">
            <text:p>527,83</text:p>
          </table:table-cell>
          <table:table-cell table:formula="oooc:=[.J14]/[.T14]" office:value-type="float" office:value="192.13257">
            <text:p>192,13</text:p>
          </table:table-cell>
          <table:table-cell table:formula="oooc:=[.K14]+[.L14]" office:value-type="float" office:value="719.96305">
            <text:p>719,96</text:p>
          </table:table-cell>
          <table:table-cell office:value-type="float" office:value="528">
            <text:p>528</text:p>
          </table:table-cell>
          <table:table-cell office:value-type="float" office:value="192">
            <text:p>192</text:p>
          </table:table-cell>
          <table:table-cell table:formula="oooc:=[.N14]+[.O14]" office:value-type="float" office:value="720">
            <text:p>720</text:p>
          </table:table-cell>
          <table:table-cell office:value-type="float" office:value="2640">
            <text:p>264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1/148.5*2*1000" office:value-type="float" office:value="13.4680134680135">
            <text:p>13,47</text:p>
          </table:table-cell>
          <table:table-cell office:value-type="float" office:value="1">
            <text:p>1,000</text:p>
          </table:table-cell>
          <table:table-cell table:formula="oooc:=[.K14]-[.N14]" office:value-type="float" office:value="-0.16951999999992">
            <text:p>-0,17</text:p>
          </table:table-cell>
          <table:table-cell table:formula="oooc:=[.O14]-[.L14]" office:value-type="float" office:value="-0.132569999999987">
            <text:p>-0,13</text:p>
          </table:table-cell>
          <table:table-cell table:formula="oooc:=([.V14]+[.W14])/2" office:value-type="float" office:value="-0.151044999999954">
            <text:p>-0,15</text:p>
          </table:table-cell>
          <table:table-cell table:formula="oooc:=[.X14]*[.T14]*0.1485/[.U14]" office:value-type="float" office:value="-0.302089999999907">
            <text:p>-0,3</text:p>
          </table:table-cell>
        </table:table-row>
        <table:table-row table:style-name="ro1">
          <table:table-cell/>
          <table:table-cell office:value-type="string">
            <text:p>S296M, 3</text:p>
          </table:table-cell>
          <table:table-cell office:value-type="string">
            <text:p>720p/5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908.08">
            <text:p>5908,08</text:p>
          </table:table-cell>
          <table:table-cell office:value-type="float" office:value="3465.08">
            <text:p>3465,08</text:p>
          </table:table-cell>
          <table:table-cell office:value-type="float" office:value="2">
            <text:p>2</text:p>
          </table:table-cell>
          <table:table-cell table:formula="oooc:=[.F15]+[.R15]*[.T15]+[.H15]" office:value-type="float" office:value="5923.54801346801">
            <text:p>5923,55</text:p>
          </table:table-cell>
          <table:table-cell table:formula="oooc:=[.G15]+([.S15]-[.R15])*[.T15]-[.H15]" office:value-type="float" office:value="3503.48404040404">
            <text:p>3503,48</text:p>
          </table:table-cell>
          <table:table-cell table:formula="oooc:=[.I15]/[.T15]" office:value-type="float" office:value="439.82344">
            <text:p>439,82</text:p>
          </table:table-cell>
          <table:table-cell table:formula="oooc:=[.J15]/[.T15]" office:value-type="float" office:value="260.13369">
            <text:p>260,13</text:p>
          </table:table-cell>
          <table:table-cell table:formula="oooc:=[.K15]+[.L15]" office:value-type="float" office:value="699.95713">
            <text:p>699,96</text:p>
          </table:table-cell>
          <table:table-cell office:value-type="float" office:value="440">
            <text:p>440</text:p>
          </table:table-cell>
          <table:table-cell office:value-type="float" office:value="260">
            <text:p>260</text:p>
          </table:table-cell>
          <table:table-cell table:formula="oooc:=[.N15]+[.O15]" office:value-type="float" office:value="700">
            <text:p>700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1/148.5*2*1000" office:value-type="float" office:value="13.4680134680135">
            <text:p>13,47</text:p>
          </table:table-cell>
          <table:table-cell office:value-type="float" office:value="1">
            <text:p>1,000</text:p>
          </table:table-cell>
          <table:table-cell table:formula="oooc:=[.K15]-[.N15]" office:value-type="float" office:value="-0.176559999999938">
            <text:p>-0,18</text:p>
          </table:table-cell>
          <table:table-cell table:formula="oooc:=[.O15]-[.L15]" office:value-type="float" office:value="-0.133690000000001">
            <text:p>-0,13</text:p>
          </table:table-cell>
          <table:table-cell table:formula="oooc:=([.V15]+[.W15])/2" office:value-type="float" office:value="-0.15512499999997">
            <text:p>-0,16</text:p>
          </table:table-cell>
          <table:table-cell table:formula="oooc:=[.X15]*[.T15]*0.1485/[.U15]" office:value-type="float" office:value="-0.31024999999994">
            <text:p>-0,31</text:p>
          </table:table-cell>
        </table:table-row>
        <table:table-row table:style-name="ro1">
          <table:table-cell/>
          <table:table-cell office:value-type="string">
            <text:p>S296M, 6</text:p>
          </table:table-cell>
          <table:table-cell office:value-type="string">
            <text:p>720p/2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ce11" office:value-type="float" office:value="32573.2">
            <text:p>32573,20</text:p>
          </table:table-cell>
          <table:table-cell office:value-type="float" office:value="3465.08">
            <text:p>3465,08</text:p>
          </table:table-cell>
          <table:table-cell office:value-type="float" office:value="2">
            <text:p>2</text:p>
          </table:table-cell>
          <table:table-cell table:formula="oooc:=[.F16]+[.R16]*[.T16]+[.H16]" office:value-type="float" office:value="32588.668013468">
            <text:p>32588,67</text:p>
          </table:table-cell>
          <table:table-cell table:formula="oooc:=[.G16]+([.S16]-[.R16])*[.T16]-[.H16]" office:value-type="float" office:value="3503.48404040404">
            <text:p>3503,48</text:p>
          </table:table-cell>
          <table:table-cell table:formula="oooc:=[.I16]/[.T16]" office:value-type="float" office:value="2419.7086">
            <text:p>2419,71</text:p>
          </table:table-cell>
          <table:table-cell table:formula="oooc:=[.J16]/[.T16]" office:value-type="float" office:value="260.13369">
            <text:p>260,13</text:p>
          </table:table-cell>
          <table:table-cell table:formula="oooc:=[.K16]+[.L16]" office:value-type="float" office:value="2679.84229">
            <text:p>2679,84</text:p>
          </table:table-cell>
          <table:table-cell office:value-type="float" office:value="2420">
            <text:p>2420</text:p>
          </table:table-cell>
          <table:table-cell office:value-type="float" office:value="260">
            <text:p>260</text:p>
          </table:table-cell>
          <table:table-cell table:formula="oooc:=[.N16]+[.O16]" office:value-type="float" office:value="2680">
            <text:p>2680</text:p>
          </table:table-cell>
          <table:table-cell office:value-type="float" office:value="3960">
            <text:p>39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1/148.5*2*1000" office:value-type="float" office:value="13.4680134680135">
            <text:p>13,47</text:p>
          </table:table-cell>
          <table:table-cell office:value-type="float" office:value="1">
            <text:p>1,000</text:p>
          </table:table-cell>
          <table:table-cell table:formula="oooc:=[.K16]-[.N16]" office:value-type="float" office:value="-0.291399999999612">
            <text:p>-0,29</text:p>
          </table:table-cell>
          <table:table-cell table:formula="oooc:=[.O16]-[.L16]" office:value-type="float" office:value="-0.133690000000001">
            <text:p>-0,13</text:p>
          </table:table-cell>
          <table:table-cell table:formula="oooc:=([.V16]+[.W16])/2" office:value-type="float" office:value="-0.212544999999807">
            <text:p>-0,21</text:p>
          </table:table-cell>
          <table:table-cell table:formula="oooc:=[.X16]*[.T16]*0.1485/[.U16]" office:value-type="float" office:value="-0.425089999999614">
            <text:p>-0,43</text:p>
          </table:table-cell>
        </table:table-row>
        <table:table-row table:style-name="ro1">
          <table:table-cell/>
          <table:table-cell office:value-type="string">
            <text:p>S296M, 2</text:p>
          </table:table-cell>
          <table:table-cell office:value-type="string">
            <text:p>720p/59.94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468.2">
            <text:p>1468,20</text:p>
          </table:table-cell>
          <table:table-cell office:value-type="float" office:value="3466">
            <text:p>3466</text:p>
          </table:table-cell>
          <table:table-cell office:value-type="float" office:value="2">
            <text:p>2</text:p>
          </table:table-cell>
          <table:table-cell table:formula="oooc:=[.F17]+[.R17]*[.T17]+[.H17]" office:value-type="float" office:value="1483.68148148148">
            <text:p>1483,68</text:p>
          </table:table-cell>
          <table:table-cell table:formula="oooc:=[.G17]+([.S17]-[.R17])*[.T17]-[.H17]" office:value-type="float" office:value="3504.44444444444">
            <text:p>3504,44</text:p>
          </table:table-cell>
          <table:table-cell table:formula="oooc:=[.I17]/[.T17]" office:value-type="float" office:value="110.053296703297">
            <text:p>110,05</text:p>
          </table:table-cell>
          <table:table-cell table:formula="oooc:=[.J17]/[.T17]" office:value-type="float" office:value="259.945054945055">
            <text:p>259,95</text:p>
          </table:table-cell>
          <table:table-cell table:formula="oooc:=[.K17]+[.L17]" office:value-type="float" office:value="369.998351648352">
            <text:p>370</text:p>
          </table:table-cell>
          <table:table-cell office:value-type="float" office:value="110">
            <text:p>110</text:p>
          </table:table-cell>
          <table:table-cell office:value-type="float" office:value="260">
            <text:p>260</text:p>
          </table:table-cell>
          <table:table-cell table:formula="oooc:=[.N17]+[.O17]" office:value-type="float" office:value="370">
            <text:p>370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1/148.5*2*1001" office:value-type="float" office:value="13.4814814814815">
            <text:p>13,48</text:p>
          </table:table-cell>
          <table:table-cell office:value-type="float" office:value="1.001">
            <text:p>1,001</text:p>
          </table:table-cell>
          <table:table-cell table:formula="oooc:=[.K17]-[.N17]" office:value-type="float" office:value="0.0532967032967093">
            <text:p>0,05</text:p>
          </table:table-cell>
          <table:table-cell table:formula="oooc:=[.O17]-[.L17]" office:value-type="float" office:value="0.0549450549450512">
            <text:p>0,05</text:p>
          </table:table-cell>
          <table:table-cell table:formula="oooc:=([.V17]+[.W17])/2" office:value-type="float" office:value="0.0541208791208803">
            <text:p>0,05</text:p>
          </table:table-cell>
          <table:table-cell table:formula="oooc:=[.X17]*[.T17]*0.1485/[.U17]" office:value-type="float" office:value="0.108241758241761">
            <text:p>0,11</text:p>
          </table:table-cell>
        </table:table-row>
        <table:table-row table:style-name="ro1">
          <table:table-cell/>
          <table:table-cell office:value-type="string">
            <text:p>S296M, 5</text:p>
          </table:table-cell>
          <table:table-cell office:value-type="string">
            <text:p>720p/29.9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ce11" office:value-type="float" office:value="23710">
            <text:p>23710,00</text:p>
          </table:table-cell>
          <table:table-cell office:value-type="float" office:value="3466">
            <text:p>3466</text:p>
          </table:table-cell>
          <table:table-cell office:value-type="float" office:value="2">
            <text:p>2</text:p>
          </table:table-cell>
          <table:table-cell table:formula="oooc:=[.F18]+[.R18]*[.T18]+[.H18]" office:value-type="float" office:value="23725.4814814815">
            <text:p>23725,48</text:p>
          </table:table-cell>
          <table:table-cell table:formula="oooc:=[.G18]+([.S18]-[.R18])*[.T18]-[.H18]" office:value-type="float" office:value="3504.44444444444">
            <text:p>3504,44</text:p>
          </table:table-cell>
          <table:table-cell table:formula="oooc:=[.I18]/[.T18]" office:value-type="float" office:value="1759.85714285714">
            <text:p>1759,86</text:p>
          </table:table-cell>
          <table:table-cell table:formula="oooc:=[.J18]/[.T18]" office:value-type="float" office:value="259.945054945055">
            <text:p>259,95</text:p>
          </table:table-cell>
          <table:table-cell table:formula="oooc:=[.K18]+[.L18]" office:value-type="float" office:value="2019.8021978022">
            <text:p>2019,8</text:p>
          </table:table-cell>
          <table:table-cell office:value-type="float" office:value="1760">
            <text:p>1760</text:p>
          </table:table-cell>
          <table:table-cell office:value-type="float" office:value="260">
            <text:p>260</text:p>
          </table:table-cell>
          <table:table-cell table:formula="oooc:=[.N18]+[.O18]" office:value-type="float" office:value="2020">
            <text:p>2020</text:p>
          </table:table-cell>
          <table:table-cell office:value-type="float" office:value="3300">
            <text:p>33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1/148.5*2*1001" office:value-type="float" office:value="13.4814814814815">
            <text:p>13,48</text:p>
          </table:table-cell>
          <table:table-cell office:value-type="float" office:value="1.001">
            <text:p>1,001</text:p>
          </table:table-cell>
          <table:table-cell table:formula="oooc:=[.K18]-[.N18]" office:value-type="float" office:value="-0.14285714285711">
            <text:p>-0,14</text:p>
          </table:table-cell>
          <table:table-cell table:formula="oooc:=[.O18]-[.L18]" office:value-type="float" office:value="0.0549450549450512">
            <text:p>0,05</text:p>
          </table:table-cell>
          <table:table-cell table:formula="oooc:=([.V18]+[.W18])/2" office:value-type="float" office:value="-0.0439560439560296">
            <text:p>-0,04</text:p>
          </table:table-cell>
          <table:table-cell table:formula="oooc:=[.X18]*[.T18]*0.1485/[.U18]" office:value-type="float" office:value="-0.0879120879120592">
            <text:p>-0,0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4">04-06-2007</text:date>, <text:time>17:2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Thomas Holm Hansen</meta:initial-creator>
    <meta:creation-date>2006-11-15T16:09:00</meta:creation-date>
    <dc:creator>Thomas Holm Hansen</dc:creator>
    <dc:date>2007-06-04T17:26:52</dc:date>
    <dc:language>da-DK</dc:language>
    <meta:editing-cycles>31</meta:editing-cycles>
    <meta:editing-duration>PT21H32M45S</meta:editing-duration>
    <meta:user-defined meta:name="Info 1"/>
    <meta:user-defined meta:name="Info 2"/>
    <meta:user-defined meta:name="Info 3"/>
    <meta:user-defined meta:name="Info 4"/>
    <meta:document-statistic meta:table-count="3" meta:cell-count="269"/>
  </office:meta>
</office:document-meta>
</file>